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8cm" fo:margin-left="0.041cm" fo:margin-top="0cm" fo:margin-bottom="0cm" table:align="left" style:writing-mode="lr-tb"/>
    </style:style>
    <style:style style:name="Таблица1.A" style:family="table-column">
      <style:table-column-properties style:column-width="11cm"/>
    </style:style>
    <style:style style:name="Таблица1.B" style:family="table-column">
      <style:table-column-properties style:column-width="6.9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2" style:family="table-row">
      <style:table-row-properties style:min-row-height="0.737cm" fo:keep-together="auto"/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B2" style:family="table-cell">
      <style:table-cell-properties fo:padding-left="0.159cm" fo:padding-right="0.15cm" fo:padding-top="0.101cm" fo:padding-bottom="0.101cm" fo:border="0.5pt solid #000000"/>
    </style:style>
    <style:style style:name="Таблица1.A3" style:family="table-cell">
      <style:table-cell-properties fo:padding-left="0.159cm" fo:padding-right="0.15cm" fo:padding-top="0.101cm" fo:padding-bottom="0.101cm" fo:border="0.5pt solid #000000"/>
    </style:style>
    <style:style style:name="Таблица1.B3" style:family="table-cell">
      <style:table-cell-properties fo:padding-left="0.159cm" fo:padding-right="0.15cm" fo:padding-top="0.101cm" fo:padding-bottom="0.101cm" fo:border="0.5pt solid #000000"/>
    </style:style>
    <style:style style:name="Таблица1.A4" style:family="table-cell">
      <style:table-cell-properties fo:padding-left="0.159cm" fo:padding-right="0.15cm" fo:padding-top="0.101cm" fo:padding-bottom="0.101cm" fo:border="0.5pt solid #000000"/>
    </style:style>
    <style:style style:name="Таблица1.B4" style:family="table-cell">
      <style:table-cell-properties fo:padding-left="0.159cm" fo:padding-right="0.15cm" fo:padding-top="0.101cm" fo:padding-bottom="0.101cm" fo:border="0.5pt solid #000000"/>
    </style:style>
    <style:style style:name="Таблица1.A5" style:family="table-cell">
      <style:table-cell-properties fo:padding-left="0.159cm" fo:padding-right="0.15cm" fo:padding-top="0.101cm" fo:padding-bottom="0.101cm" fo:border="0.5pt solid #000000"/>
    </style:style>
    <style:style style:name="Таблица1.B5" style:family="table-cell">
      <style:table-cell-properties fo:padding-left="0.159cm" fo:padding-right="0.15cm" fo:padding-top="0.101cm" fo:padding-bottom="0.101cm" fo:border="0.5pt solid #000000"/>
    </style:style>
    <style:style style:name="Таблица1.A6" style:family="table-cell">
      <style:table-cell-properties fo:padding-left="0.159cm" fo:padding-right="0.15cm" fo:padding-top="0.101cm" fo:padding-bottom="0.101cm" fo:border="0.5pt solid #000000"/>
    </style:style>
    <style:style style:name="Таблица1.B6" style:family="table-cell">
      <style:table-cell-properties fo:padding-left="0.159cm" fo:padding-right="0.15cm" fo:padding-top="0.101cm" fo:padding-bottom="0.101cm" fo:border="0.5pt solid #000000"/>
    </style:style>
    <style:style style:name="Таблица2" style:family="table">
      <style:table-properties style:width="18cm" fo:margin-left="0.041cm" fo:margin-top="0cm" fo:margin-bottom="0cm" table:align="left" style:writing-mode="lr-tb"/>
    </style:style>
    <style:style style:name="Таблица2.A" style:family="table-column">
      <style:table-column-properties style:column-width="9.359cm"/>
    </style:style>
    <style:style style:name="Таблица2.B" style:family="table-column">
      <style:table-column-properties style:column-width="8.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2.2" style:family="table-row">
      <style:table-row-properties style:min-row-height="0.737cm" fo:keep-together="auto"/>
    </style:style>
    <style:style style:name="Таблица2.A2" style:family="table-cell">
      <style:table-cell-properties fo:padding-left="0.159cm" fo:padding-right="0.15cm" fo:padding-top="0.101cm" fo:padding-bottom="0.101cm" fo:border="0.5pt solid #000000"/>
    </style:style>
    <style:style style:name="Таблица2.B2" style:family="table-cell">
      <style:table-cell-properties fo:padding-left="0.159cm" fo:padding-right="0.15cm" fo:padding-top="0.101cm" fo:padding-bottom="0.101cm" fo:border="0.5pt solid #000000"/>
    </style:style>
    <style:style style:name="Таблица2.A3" style:family="table-cell">
      <style:table-cell-properties fo:padding-left="0.159cm" fo:padding-right="0.15cm" fo:padding-top="0.101cm" fo:padding-bottom="0.101cm" fo:border="0.5pt solid #000000"/>
    </style:style>
    <style:style style:name="Таблица2.B3" style:family="table-cell">
      <style:table-cell-properties fo:padding-left="0.159cm" fo:padding-right="0.15cm" fo:padding-top="0.101cm" fo:padding-bottom="0.101cm" fo:border="0.5pt solid #000000"/>
    </style:style>
    <style:style style:name="Таблица2.A4" style:family="table-cell">
      <style:table-cell-properties fo:padding-left="0.159cm" fo:padding-right="0.15cm" fo:padding-top="0.101cm" fo:padding-bottom="0.101cm" fo:border="0.5pt solid #000000"/>
    </style:style>
    <style:style style:name="Таблица2.B4" style:family="table-cell">
      <style:table-cell-properties fo:padding-left="0.159cm" fo:padding-right="0.15cm" fo:padding-top="0.101cm" fo:padding-bottom="0.101cm" fo:border="0.5pt solid #000000"/>
    </style:style>
    <style:style style:name="Таблица3" style:family="table">
      <style:table-properties style:width="18cm" fo:margin-left="0.041cm" fo:margin-top="0cm" fo:margin-bottom="0cm" table:align="left" style:writing-mode="lr-tb"/>
    </style:style>
    <style:style style:name="Таблица3.A" style:family="table-column">
      <style:table-column-properties style:column-width="1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2" style:family="table-row">
      <style:table-row-properties style:min-row-height="4.101cm" fo:keep-together="auto"/>
    </style:style>
    <style:style style:name="Таблица3.A2" style:family="table-cell">
      <style:table-cell-properties fo:padding-left="0.159cm" fo:padding-right="0.15cm" fo:padding-top="0.101cm" fo:padding-bottom="0.101cm" fo:border="0.5pt solid #000000"/>
    </style:style>
    <style:style style:name="Таблица4" style:family="table">
      <style:table-properties style:width="18cm" fo:margin-left="0.041cm" fo:margin-top="0cm" fo:margin-bottom="0cm" table:align="left" style:writing-mode="lr-tb"/>
    </style:style>
    <style:style style:name="Таблица4.A" style:family="table-column">
      <style:table-column-properties style:column-width="11cm"/>
    </style:style>
    <style:style style:name="Таблица4.B" style:family="table-column">
      <style:table-column-properties style:column-width="6.99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4.2" style:family="table-row">
      <style:table-row-properties style:min-row-height="0.737cm" fo:keep-together="auto"/>
    </style:style>
    <style:style style:name="Таблица4.A2" style:family="table-cell">
      <style:table-cell-properties fo:padding-left="0.159cm" fo:padding-right="0.15cm" fo:padding-top="0.101cm" fo:padding-bottom="0.101cm" fo:border="0.5pt solid #000000"/>
    </style:style>
    <style:style style:name="Таблица4.B2" style:family="table-cell">
      <style:table-cell-properties fo:padding-left="0.159cm" fo:padding-right="0.15cm" fo:padding-top="0.101cm" fo:padding-bottom="0.101cm" fo:border="0.5pt solid #000000"/>
    </style:style>
    <style:style style:name="Таблица4.A3" style:family="table-cell">
      <style:table-cell-properties fo:padding-left="0.159cm" fo:padding-right="0.15cm" fo:padding-top="0.101cm" fo:padding-bottom="0.101cm" fo:border="0.5pt solid #000000"/>
    </style:style>
    <style:style style:name="Таблица4.B3" style:family="table-cell">
      <style:table-cell-properties fo:padding-left="0.159cm" fo:padding-right="0.15cm" fo:padding-top="0.101cm" fo:padding-bottom="0.101cm" fo:border="0.5pt solid #000000"/>
    </style:style>
    <style:style style:name="Таблица5" style:family="table">
      <style:table-properties style:width="18cm" fo:margin-left="0.041cm" fo:margin-top="0cm" fo:margin-bottom="0cm" table:align="left" style:writing-mode="lr-tb"/>
    </style:style>
    <style:style style:name="Таблица5.A" style:family="table-column">
      <style:table-column-properties style:column-width="1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5.A2" style:family="table-cell">
      <style:table-cell-properties fo:padding-left="0.159cm" fo:padding-right="0.15cm" fo:padding-top="0.101cm" fo:padding-bottom="0.101cm" fo:border="0.5pt solid #000000"/>
    </style:style>
    <style:style style:name="Таблица6" style:family="table">
      <style:table-properties style:width="18cm" fo:margin-left="0.041cm" fo:margin-top="0cm" fo:margin-bottom="0cm" table:align="left" style:writing-mode="lr-tb"/>
    </style:style>
    <style:style style:name="Таблица6.A" style:family="table-column">
      <style:table-column-properties style:column-width="1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6.A2" style:family="table-cell">
      <style:table-cell-properties fo:padding-left="0.159cm" fo:padding-right="0.15cm" fo:padding-top="0.101cm" fo:padding-bottom="0.101cm" fo:border="0.5pt solid #000000"/>
    </style:style>
    <style:style style:name="Таблица7" style:family="table">
      <style:table-properties style:width="18cm" fo:margin-left="0.041cm" fo:margin-top="0cm" fo:margin-bottom="0cm" table:align="left" style:writing-mode="lr-tb"/>
    </style:style>
    <style:style style:name="Таблица7.A" style:family="table-column">
      <style:table-column-properties style:column-width="1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7.A2" style:family="table-cell">
      <style:table-cell-properties fo:padding-left="0.159cm" fo:padding-right="0.15cm" fo:padding-top="0.101cm" fo:padding-bottom="0.101cm" fo:border="0.5pt solid #000000"/>
    </style:style>
    <style:style style:name="Таблица8" style:family="table">
      <style:table-properties style:width="18cm" fo:margin-left="0.041cm" fo:margin-top="0cm" fo:margin-bottom="0cm" table:align="left" style:writing-mode="lr-tb"/>
    </style:style>
    <style:style style:name="Таблица8.A" style:family="table-column">
      <style:table-column-properties style:column-width="1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8.A2" style:family="table-cell">
      <style:table-cell-properties fo:padding-left="0.159cm" fo:padding-right="0.15cm" fo:padding-top="0.101cm" fo:padding-bottom="0.101cm" fo:border="0.5pt solid #000000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>
      <style:paragraph-properties fo:margin-top="0.141cm" fo:margin-bottom="0cm" loext:contextual-spacing="false" fo:line-height="100%"/>
    </style:style>
    <style:style style:name="P4" style:family="paragraph" style:parent-style-name="List_20_Paragraph" style:list-style-name="WWNum43"/>
    <style:style style:name="P5" style:family="paragraph" style:parent-style-name="List_20_Paragraph" style:list-style-name="WWNum44"/>
    <style:style style:name="P6" style:family="paragraph" style:parent-style-name="List_20_Paragraph" style:list-style-name="WWNum45"/>
    <style:style style:name="P7" style:family="paragraph" style:parent-style-name="List_20_Paragraph" style:list-style-name="WWNum40"/>
    <style:style style:name="P8" style:family="paragraph" style:parent-style-name="List_20_Paragraph" style:list-style-name="WWNum41"/>
    <style:style style:name="P9" style:family="paragraph" style:parent-style-name="List_20_Paragraph" style:list-style-name="WWNum42"/>
    <style:style style:name="P10" style:family="paragraph" style:parent-style-name="Heading_20_1" style:master-page-name="Standard">
      <style:paragraph-properties fo:text-align="center" style:justify-single-word="false" style:page-number="auto"/>
    </style:style>
    <style:style style:name="P11" style:family="paragraph" style:parent-style-name="Header">
      <style:paragraph-properties fo:margin-left="0cm" fo:margin-right="0cm" fo:text-indent="-2cm" style:auto-text-indent="false"/>
    </style:style>
    <style:style style:name="P12" style:family="paragraph" style:parent-style-name="Code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Code">
      <style:paragraph-properties fo:margin-top="0.141cm" fo:margin-bottom="0cm" loext:contextual-spacing="false" fo:line-height="100%"/>
    </style:style>
    <style:style style:name="P14" style:family="paragraph" style:parent-style-name="Heading_20_2" style:list-style-name="WWNum46">
      <style:paragraph-properties fo:margin-left="0.751cm" fo:margin-right="0cm" fo:text-indent="-0.751cm" style:auto-text-indent="false"/>
    </style:style>
    <style:style style:name="P15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16" style:family="paragraph" style:parent-style-name="Frame_20_contents">
      <style:paragraph-properties fo:margin-top="0.071cm" fo:margin-bottom="0.176cm" loext:contextual-spacing="false" fo:line-height="100%"/>
    </style:style>
    <style:style style:name="P17" style:family="paragraph" style:parent-style-name="Frame_20_contents">
      <style:paragraph-properties fo:margin-left="1cm" fo:margin-right="0cm" fo:line-height="100%" fo:text-indent="0.501cm" style:auto-text-indent="false"/>
    </style:style>
    <style:style style:name="P18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bg" fo:country="BG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fo:font-weight="bold" style:font-size-asian="12pt" style:font-weight-asian="bold" style:font-name-complex="Calibri1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language="bg" fo:country="BG" style:font-size-asian="12pt" style:font-name-complex="Calibri1" style:font-size-complex="12pt"/>
    </style:style>
    <style:style style:name="T7" style:family="text">
      <style:text-properties fo:font-size="12pt" fo:language="bg" fo:country="BG" style:font-size-asian="12pt" style:font-size-complex="12pt"/>
    </style:style>
    <style:style style:name="T8" style:family="text">
      <style:text-properties fo:font-size="12pt" fo:language="bg" fo:country="BG" fo:font-style="italic" style:font-size-asian="12pt" style:font-style-asian="italic" style:font-size-complex="12pt"/>
    </style:style>
    <style:style style:name="T9" style:family="text">
      <style:text-properties fo:font-size="12pt" fo:language="bg" fo:country="BG" fo:font-weight="bold" style:font-size-asian="12pt" style:font-weight-asian="bold" style:font-name-complex="Calibri1" style:font-size-complex="12pt"/>
    </style:style>
    <style:style style:name="T10" style:family="text">
      <style:text-properties fo:color="#3333cc" style:text-underline-style="solid" style:text-underline-width="auto" style:text-underline-color="font-color"/>
    </style:style>
    <style:style style:name="T11" style:family="text">
      <style:text-properties fo:color="#3333cc" fo:language="bg" fo:country="BG" style:text-underline-style="solid" style:text-underline-width="auto" style:text-underline-color="font-color"/>
    </style:style>
    <style:style style:name="T12" style:family="text">
      <style:text-properties style:font-name="Calibri" fo:font-size="12pt" style:font-size-asian="12pt" style:font-name-complex="Calibri1" style:font-size-complex="12pt"/>
    </style:style>
    <style:style style:name="T13" style:family="text">
      <style:text-properties style:font-name="Calibri" fo:font-size="12pt" fo:font-weight="normal" style:font-size-asian="12pt" style:font-weight-asian="normal" style:font-name-complex="Calibri1" style:font-size-complex="12pt"/>
    </style:style>
    <style:style style:name="T14" style:family="text">
      <style:text-properties style:font-name="Segoe UI Symbol" fo:font-size="12pt" style:font-size-asian="12pt" style:font-name-complex="Segoe UI Symbol1" style:font-size-complex="12pt"/>
    </style:style>
    <style:style style:name="T15" style:family="text">
      <style:text-properties fo:color="#00b050" fo:font-size="12pt" fo:font-style="italic" style:font-size-asian="12pt" style:font-style-asian="italic" style:font-size-complex="12pt"/>
    </style:style>
    <style:style style:name="T16" style:family="text">
      <style:text-properties fo:color="#00b050" style:font-name="Consolas" fo:font-size="12pt" fo:font-style="italic" fo:font-weight="bold" style:font-name-asian="Times New Roman1" style:font-size-asian="12pt" style:font-style-asian="italic" style:font-weight-asian="bold" style:font-name-complex="Courier New1" style:font-size-complex="12pt" style:font-style-complex="italic"/>
    </style:style>
    <style:style style:name="T17" style:family="text">
      <style:text-properties fo:color="#00b050" style:font-name="Consolas" fo:font-size="12pt" fo:language="bg" fo:country="BG" fo:font-style="italic" style:font-name-asian="Times New Roman1" style:font-size-asian="12pt" style:font-style-asian="italic" style:font-name-complex="Courier New1" style:font-size-complex="12pt" style:font-style-complex="italic"/>
    </style:style>
    <style:style style:name="T18" style:family="text">
      <style:text-properties fo:color="#00b050" style:font-name="Consolas" fo:font-size="12pt" fo:language="bg" fo:country="BG" fo:font-style="italic" fo:font-weight="bold" style:font-name-asian="Times New Roman1" style:font-size-asian="12pt" style:font-style-asian="italic" style:font-weight-asian="bold" style:font-name-complex="Courier New1" style:font-size-complex="12pt" style:font-style-complex="italic"/>
    </style:style>
    <style:style style:name="T19" style:family="text">
      <style:text-properties fo:color="#000080" style:font-name="Consolas" fo:font-size="12pt" fo:font-weight="bold" style:font-name-asian="Times New Roman1" style:font-size-asian="12pt" style:font-weight-asian="bold" style:font-name-complex="Courier New1" style:font-size-complex="12pt" style:font-weight-complex="bold"/>
    </style:style>
    <style:style style:name="T20" style:family="text">
      <style:text-properties fo:color="#000000" style:font-name="Consolas" fo:font-size="12pt" fo:font-style="italic" style:font-name-asian="Times New Roman1" style:font-size-asian="12pt" style:font-style-asian="italic" style:font-name-complex="Courier New1" style:font-size-complex="12pt" style:font-style-complex="italic"/>
    </style:style>
    <style:style style:name="T21" style:family="text">
      <style:text-properties fo:color="#000000" style:font-name="Consolas" fo:font-size="12pt" style:font-name-asian="Times New Roman1" style:font-size-asian="12pt" style:font-name-complex="Courier New1" style:font-size-complex="12pt"/>
    </style:style>
    <style:style style:name="T22" style:family="text">
      <style:text-properties fo:color="#000000" style:font-name="Consolas" fo:font-size="12pt" fo:language="bg" fo:country="BG" style:font-name-asian="Times New Roman1" style:font-size-asian="12pt" style:font-name-complex="Courier New1" style:font-size-complex="12pt"/>
    </style:style>
    <style:style style:name="T23" style:family="text">
      <style:text-properties fo:color="#000000" fo:font-size="12pt" fo:font-weight="bold" style:font-size-asian="12pt" style:font-weight-asian="bold" style:font-name-complex="Calibri1" style:font-size-complex="12pt"/>
    </style:style>
    <style:style style:name="T24" style:family="text">
      <style:text-properties fo:color="#000000" fo:font-size="12pt" style:font-size-asian="12pt" style:font-name-complex="Calibri1" style:font-size-complex="12pt"/>
    </style:style>
    <style:style style:name="T25" style:family="text">
      <style:text-properties fo:color="#458383" style:font-name="Consolas" fo:font-size="12pt" style:font-name-asian="Times New Roman1" style:font-size-asian="12pt" style:font-name-complex="Courier New1" style:font-size-complex="12pt"/>
    </style:style>
    <style:style style:name="T26" style:family="text">
      <style:text-properties fo:color="#0000ff" style:font-name="Consolas" fo:font-size="12pt" style:font-name-asian="Times New Roman1" style:font-size-asian="12pt" style:font-name-complex="Courier New1" style:font-size-complex="12pt"/>
    </style:style>
    <style:style style:name="T27" style:family="text">
      <style:text-properties fo:color="#7a7a43" style:font-name="Consolas" fo:font-size="12pt" style:font-name-asian="Times New Roman1" style:font-size-asian="12pt" style:font-name-complex="Courier New1" style:font-size-complex="12pt"/>
    </style:style>
    <style:style style:name="T28" style:family="text">
      <style:text-properties fo:color="#808080" style:font-name="Consolas" fo:font-size="12pt" fo:language="bg" fo:country="BG" fo:font-style="italic" style:font-name-asian="Times New Roman1" style:font-size-asian="12pt" style:font-style-asian="italic" style:font-name-complex="Courier New1" style:font-size-complex="12pt" style:font-style-complex="italic"/>
    </style:style>
    <style:style style:name="T29" style:family="text">
      <style:text-properties fo:color="#008000" style:font-name="Consolas" fo:font-size="12pt" fo:font-weight="bold" style:font-name-asian="Times New Roman1" style:font-size-asian="12pt" style:font-weight-asian="bold" style:font-name-complex="Courier New1" style:font-size-complex="12pt" style:font-weight-complex="bold"/>
    </style:style>
    <style:style style:name="T30" style:family="text">
      <style:text-properties style:font-name="Consolas" fo:font-size="12pt" style:font-size-asian="12pt" style:font-size-complex="12pt"/>
    </style:style>
    <style:style style:name="T31" style:family="text">
      <style:text-properties fo:font-size="8.5pt" style:font-size-asian="8.5pt" style:font-size-complex="8.5pt"/>
    </style:style>
    <style:style style:name="T32" style:family="text">
      <style:text-properties fo:color="#0882de" fo:font-size="8.5pt" style:font-size-asian="8.5pt" style:font-size-complex="8.5pt"/>
    </style:style>
    <style:style style:name="T33" style:family="text">
      <style:text-properties fo:font-size="9pt" fo:language="bg" fo:country="BG" style:font-size-asian="9pt" style:font-size-complex="9pt"/>
    </style:style>
    <style:style style:name="T3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Lab: Unit Testing and Error Handling</text:h>
      <text:p text:style-name="Standard"><text:span text:style-name="T2">Problems for exercises and homework for the </text:span><text:a xlink:type="simple" xlink:href="https://softuni.bg/courses/js-advanced" text:style-name="ListLabel_20_84" text:visited-style-name="ListLabel_20_84"><text:span text:style-name="Internet_20_link"><text:span text:style-name="T2">"JavaScript Advanced" course @ SoftUni</text:span></text:span></text:a><text:span text:style-name="T2">. Submit your solutions in the SoftUni judge system at </text:span><text:span text:style-name="T10">https://judge.softuni.bg/Contests/2766/Unit-Testing-Lab</text:span><text:span text:style-name="T11">.</text:span></text:p>
      <text:h text:style-name="Heading_20_1" text:outline-level="1">Error Handling</text:h>
      <text:list xml:id="list1281302048" text:style-name="WWNum46">
        <text:list-item>
          <text:h text:style-name="P14" text:outline-level="1">Sub Sum</text:h>
        </text:list-item>
      </text:list>
      <text:p text:style-name="Standard"><text:span text:style-name="T3">Write a function to sum a </text:span><text:span text:style-name="Strong"><text:span text:style-name="T3">range</text:span></text:span><text:span text:style-name="T3"> of </text:span><text:span text:style-name="T4">numeric elements</text:span><text:span text:style-name="T3"> from an array. </text:span></text:p>
      <text:p text:style-name="Standard"><text:span text:style-name="T3">The function takes </text:span><text:span text:style-name="T4">three parameters</text:span><text:span text:style-name="T3"> - the first is an </text:span><text:span text:style-name="Code_20_Char"><text:span text:style-name="T12">array</text:span></text:span><text:span text:style-name="T3">, the second is the </text:span><text:span text:style-name="Code_20_Char"><text:span text:style-name="T12">start</text:span></text:span><text:span text:style-name="Code_20_Char"><text:span text:style-name="T2"> </text:span></text:span><text:span text:style-name="Code_20_Char"><text:span text:style-name="T12">index</text:span></text:span><text:span text:style-name="T3"> and the third is the </text:span><text:span text:style-name="Code_20_Char"><text:span text:style-name="T12">end</text:span></text:span><text:span text:style-name="Code_20_Char"><text:span text:style-name="T2"> </text:span></text:span><text:span text:style-name="Code_20_Char"><text:span text:style-name="T12">index</text:span></text:span><text:span text:style-name="T3">. Both indexes are </text:span><text:span text:style-name="Strong"><text:span text:style-name="T3">inclusive</text:span></text:span><text:span text:style-name="T3">. Have in mind that the array elements </text:span><text:span text:style-name="T4">may not be</text:span><text:span text:style-name="T3"> of </text:span><text:span text:style-name="Code_20_Char"><text:span text:style-name="T2">type Number</text:span></text:span><text:span text:style-name="T3"> and </text:span><text:span text:style-name="T4">cast everything</text:span><text:span text:style-name="T3">. Implement the following </text:span><text:span text:style-name="Code_20_Char"><text:span text:style-name="T12">error handling</text:span></text:span><text:span text:style-name="T3">:</text:span></text:p>
      <text:list xml:id="list2613563151" text:style-name="WWNum43">
        <text:list-item>
          <text:p text:style-name="P4"><text:span text:style-name="T3">If the </text:span><text:span text:style-name="Strong"><text:span text:style-name="T3">first element</text:span></text:span><text:span text:style-name="T3"> is not an array, </text:span><text:span text:style-name="Code_20_Char"><text:span text:style-name="T12">return</text:span></text:span><text:span text:style-name="T3"> </text:span><text:span text:style-name="Code_20_Char"><text:span text:style-name="T12">NaN</text:span></text:span></text:p>
        </text:list-item>
        <text:list-item>
          <text:p text:style-name="P4"><text:span text:style-name="T3">If the </text:span><text:span text:style-name="Strong"><text:span text:style-name="T3">start index</text:span></text:span><text:span text:style-name="T3"> is less than zero, consider its value to be a </text:span><text:span text:style-name="T4">zero</text:span></text:p>
        </text:list-item>
        <text:list-item>
          <text:p text:style-name="P4"><text:span text:style-name="T3">If the </text:span><text:span text:style-name="Strong"><text:span text:style-name="T3">end index</text:span></text:span><text:span text:style-name="T3"> is outside the bounds of the array, assume it points to the </text:span><text:span text:style-name="T4">last index of the array</text:span></text:p>
        </text:list-item>
      </text:list>
      <text:h text:style-name="Heading_20_3" text:outline-level="3">Input / Output</text:h>
      <text:p text:style-name="Standard"><text:span text:style-name="T2">Your function must take </text:span><text:span text:style-name="T5">three</text:span><text:span text:style-name="T2"> </text:span><text:span text:style-name="Strong"><text:span text:style-name="T2">parameters</text:span></text:span><text:span text:style-name="T2">. As output, </text:span><text:span text:style-name="Code_20_Char"><text:span text:style-name="T12">return the sum</text:span></text:span><text:span text:style-name="T3">.</text:span></text:p>
      <text:h text:style-name="Heading_20_3" text:outline-level="3">Examples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text:span text:style-name="T2">Input</text:span></text:p>
          </table:table-cell>
          <table:table-cell table:style-name="Таблица1.A1" office:value-type="string">
            <text:p text:style-name="P12"><text:span text:style-name="T2">Output</text:span></text:p>
          </table:table-cell>
        </table:table-row>
        <table:table-row table:style-name="Таблица1.2">
          <table:table-cell table:style-name="Таблица1.A2" office:value-type="string">
            <text:p text:style-name="P13"><text:span text:style-name="T2">[10, 20, 30, 40, 50, 60], 3, 300</text:span></text:p>
          </table:table-cell>
          <table:table-cell table:style-name="Таблица1.B2" office:value-type="string">
            <text:p text:style-name="P13"><text:span text:style-name="T2">150</text:span></text:p>
          </table:table-cell>
        </table:table-row>
        <table:table-row table:style-name="Таблица1.2">
          <table:table-cell table:style-name="Таблица1.A3" office:value-type="string">
            <text:p text:style-name="P13"><text:span text:style-name="T2">[1.1, 2.2, 3.3, 4.4, 5.5], -3, 1</text:span></text:p>
          </table:table-cell>
          <table:table-cell table:style-name="Таблица1.B3" office:value-type="string">
            <text:p text:style-name="P13"><text:span text:style-name="T2">3.3</text:span></text:p>
          </table:table-cell>
        </table:table-row>
        <table:table-row table:style-name="Таблица1.2">
          <table:table-cell table:style-name="Таблица1.A4" office:value-type="string">
            <text:p text:style-name="P13"><text:span text:style-name="T2">[10, 'twenty', 30, 40], 0, 2</text:span></text:p>
          </table:table-cell>
          <table:table-cell table:style-name="Таблица1.B4" office:value-type="string">
            <text:p text:style-name="P13"><text:span text:style-name="T2">NaN</text:span></text:p>
          </table:table-cell>
        </table:table-row>
        <table:table-row table:style-name="Таблица1.2">
          <table:table-cell table:style-name="Таблица1.A5" office:value-type="string">
            <text:p text:style-name="P13"><text:span text:style-name="T2">[], 1, 2</text:span></text:p>
          </table:table-cell>
          <table:table-cell table:style-name="Таблица1.B5" office:value-type="string">
            <text:p text:style-name="P13"><text:span text:style-name="T2">0</text:span></text:p>
          </table:table-cell>
        </table:table-row>
        <table:table-row table:style-name="Таблица1.2">
          <table:table-cell table:style-name="Таблица1.A6" office:value-type="string">
            <text:p text:style-name="P13"><text:span text:style-name="T2">'text', 0, 2</text:span></text:p>
          </table:table-cell>
          <table:table-cell table:style-name="Таблица1.B6" office:value-type="string">
            <text:p text:style-name="P13"><text:span text:style-name="T2">NaN</text:span></text:p>
          </table:table-cell>
        </table:table-row>
      </table:table>
      <text:list xml:id="list132934383733757" text:continue-list="list1281302048" text:style-name="WWNum46">
        <text:list-item>
          <text:h text:style-name="P14" text:outline-level="1">Playing Cards</text:h>
        </text:list-item>
      </text:list>
      <text:p text:style-name="Standard"><text:span text:style-name="T3">Create a JS </text:span><text:span text:style-name="Strong"><text:span text:style-name="T3">factory function</text:span></text:span><text:span text:style-name="T3"> that returns a </text:span><text:span text:style-name="Code_20_Char"><text:span text:style-name="T12">Card</text:span></text:span><text:span text:style-name="Code_20_Char"><text:span text:style-name="T2"> </text:span></text:span><text:span text:style-name="Code_20_Char"><text:span text:style-name="T12">object</text:span></text:span><text:span text:style-name="T3"> to hold a card’s </text:span><text:span text:style-name="Code_20_Char"><text:span text:style-name="T12">face</text:span></text:span><text:span text:style-name="T3"> and </text:span><text:span text:style-name="Code_20_Char"><text:span text:style-name="T12">suit</text:span></text:span><text:span text:style-name="T3">, both set through the </text:span><text:span text:style-name="Code_20_Char"><text:span text:style-name="T12">constructor</text:span></text:span><text:span text:style-name="T3">. </text:span><text:span text:style-name="Code_20_Char"><text:span text:style-name="T12">Throw</text:span></text:span><text:span text:style-name="Code_20_Char"><text:span text:style-name="T2"> </text:span></text:span><text:span text:style-name="Code_20_Char"><text:span text:style-name="T12">an</text:span></text:span><text:span text:style-name="Code_20_Char"><text:span text:style-name="T2"> </text:span></text:span><text:span text:style-name="Code_20_Char"><text:span text:style-name="T12">error</text:span></text:span><text:span text:style-name="T3"> if the card is </text:span><text:span text:style-name="Code_20_Char"><text:span text:style-name="T12">initialized</text:span></text:span><text:span text:style-name="T3"> with </text:span><text:span text:style-name="T4">invalid</text:span><text:span text:style-name="T3"> </text:span><text:span text:style-name="Strong"><text:span text:style-name="T3">face</text:span></text:span><text:span text:style-name="T3"> or </text:span><text:span text:style-name="Strong"><text:span text:style-name="T3">suit</text:span></text:span><text:span text:style-name="T3"> or if an attempt is made to change the </text:span><text:span text:style-name="Strong"><text:span text:style-name="T3">face</text:span></text:span><text:span text:style-name="T3"> or </text:span><text:span text:style-name="Strong"><text:span text:style-name="T3">suit</text:span></text:span><text:span text:style-name="T3"> of an </text:span><text:span text:style-name="T4">existing instance to an invalid</text:span><text:span text:style-name="T3"> value.</text:span></text:p>
      <text:list xml:id="list608020560" text:style-name="WWNum44">
        <text:list-item>
          <text:p text:style-name="P5"><text:span text:style-name="T3">Valid card faces are: 2, 3, 4, 5, 6, 7, 8, 9, 10, J, Q, K, A</text:span></text:p>
        </text:list-item>
        <text:list-item>
          <text:p text:style-name="P5"><text:span text:style-name="T3">Valid card suits are: S (</text:span><text:span text:style-name="T14">♠</text:span><text:span text:style-name="T3">), H (</text:span><text:span text:style-name="T14">♥</text:span><text:span text:style-name="T3">), D (</text:span><text:span text:style-name="T14">♦</text:span><text:span text:style-name="T3">), C (</text:span><text:span text:style-name="T14">♣</text:span><text:span text:style-name="T3">)</text:span></text:p>
        </text:list-item>
      </text:list>
      <text:p text:style-name="Standard"><text:span text:style-name="T3">Both face and suit are expected as an </text:span><text:span text:style-name="Code_20_Char"><text:span text:style-name="T12">uppercase</text:span></text:span><text:span text:style-name="Code_20_Char"><text:span text:style-name="T2"> </text:span></text:span><text:span text:style-name="Code_20_Char"><text:span text:style-name="T12">string</text:span></text:span><text:span text:style-name="T3">. The class also needs to have a </text:span><text:span text:style-name="Code_20_Char"><text:span text:style-name="T2">toString()</text:span></text:span><text:span text:style-name="T3"> method that </text:span><text:span text:style-name="T4">prints </text:span><text:span text:style-name="T3">the card’s face and suit</text:span><text:span text:style-name="T4"> as a </text:span><text:span text:style-name="Code_20_Char"><text:span text:style-name="T12">string</text:span></text:span><text:span text:style-name="T3">. Use the following UTF code literals to represent the suits:</text:span></text:p>
      <text:list xml:id="list1357886074" text:style-name="WWNum45">
        <text:list-item>
          <text:p text:style-name="P6"><text:span text:style-name="T3">\u2660 – Spades (</text:span><text:span text:style-name="T14">♠</text:span><text:span text:style-name="T3">)</text:span></text:p>
        </text:list-item>
        <text:list-item>
          <text:p text:style-name="P6"><text:span text:style-name="T3">\u2665 – Hearts (</text:span><text:span text:style-name="T14">♥</text:span><text:span text:style-name="T3">)</text:span></text:p>
        </text:list-item>
        <text:list-item>
          <text:p text:style-name="P6"><text:soft-page-break/><text:span text:style-name="T3">\u2666 – Diamonds (</text:span><text:span text:style-name="T14">♦</text:span><text:span text:style-name="T3">)</text:span></text:p>
        </text:list-item>
        <text:list-item>
          <text:p text:style-name="P6"><text:span text:style-name="T3">\u2663 – Clubs (</text:span><text:span text:style-name="T14">♣</text:span><text:span text:style-name="T3">)</text:span></text:p>
        </text:list-item>
      </text:list>
      <text:h text:style-name="Heading_20_3" text:outline-level="3">Input / Output</text:h>
      <text:p text:style-name="Standard"><text:span text:style-name="T3">The factory function takes </text:span><text:span text:style-name="T4">two string parameters</text:span><text:span text:style-name="T3">. The </text:span><text:span text:style-name="Code_20_Char"><text:span text:style-name="T2">toString()</text:span></text:span><text:span text:style-name="T3"> method of the returned object must </text:span><text:span text:style-name="Code_20_Char"><text:span text:style-name="T12">return a string</text:span></text:span><text:span text:style-name="T3">.</text:span></text:p>
      <text:h text:style-name="Heading_20_3" text:outline-level="3">Examples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<text:span text:style-name="T2">Input</text:span></text:p>
          </table:table-cell>
          <table:table-cell table:style-name="Таблица2.A1" office:value-type="string">
            <text:p text:style-name="P12"><text:span text:style-name="T2">Output</text:span></text:p>
          </table:table-cell>
        </table:table-row>
        <table:table-row table:style-name="Таблица2.2">
          <table:table-cell table:style-name="Таблица2.A2" office:value-type="string">
            <text:p text:style-name="P13"><text:span text:style-name="T2">'A', 'S'</text:span></text:p>
          </table:table-cell>
          <table:table-cell table:style-name="Таблица2.B2" office:value-type="string">
            <text:p text:style-name="P13"><text:span text:style-name="T2">A♠</text:span></text:p>
          </table:table-cell>
        </table:table-row>
        <table:table-row table:style-name="Таблица2.2">
          <table:table-cell table:style-name="Таблица2.A3" office:value-type="string">
            <text:p text:style-name="P13"><text:span text:style-name="T2">'10', 'H'</text:span></text:p>
          </table:table-cell>
          <table:table-cell table:style-name="Таблица2.B3" office:value-type="string">
            <text:p text:style-name="P13"><text:span text:style-name="T2">10♥</text:span></text:p>
          </table:table-cell>
        </table:table-row>
        <table:table-row table:style-name="Таблица2.2">
          <table:table-cell table:style-name="Таблица2.A4" office:value-type="string">
            <text:p text:style-name="P13"><text:span text:style-name="T2">'1', 'C'</text:span></text:p>
          </table:table-cell>
          <table:table-cell table:style-name="Таблица2.B4" office:value-type="string">
            <text:p text:style-name="P13"><text:span text:style-name="T2">Error</text:span></text:p>
          </table:table-cell>
        </table:table-row>
      </table:table>
      <text:list xml:id="list132932718101264" text:continue-list="list132934383733757" text:style-name="WWNum46">
        <text:list-item>
          <text:h text:style-name="P14" text:outline-level="1">Deck of Cards</text:h>
        </text:list-item>
      </text:list>
      <text:p text:style-name="Standard"><text:span text:style-name="T2">Write a function that takes </text:span><text:span text:style-name="T5">a deck of cards </text:span><text:span text:style-name="T2">as an</text:span><text:span text:style-name="T5"> </text:span><text:span text:style-name="Code_20_Char"><text:span text:style-name="T2">array of strings</text:span></text:span><text:span text:style-name="T2"> and </text:span><text:span text:style-name="T5">prints</text:span><text:span text:style-name="T2"> them as a </text:span><text:span text:style-name="T5">sequence</text:span><text:span text:style-name="T2"> of cards (</text:span><text:span text:style-name="T5">space separated</text:span><text:span text:style-name="T2">). Use the solution from the </text:span><text:span text:style-name="T5">previous task</text:span><text:span text:style-name="T2"> to generate the cards. </text:span></text:p>
      <text:p text:style-name="Standard"><text:span text:style-name="T2">Print "</text:span><text:span text:style-name="Code_20_Char"><text:span text:style-name="T2">Invalid card: [card]</text:span></text:span><text:span text:style-name="T2">" when an </text:span><text:span text:style-name="T5">invalid card</text:span><text:span text:style-name="T2"> definition is passed as input. </text:span></text:p>
      <text:h text:style-name="Heading_20_3" text:outline-level="3">Input / Output</text:h>
      <text:p text:style-name="Standard"><text:span text:style-name="T3">The function takes an</text:span><text:span text:style-name="T4"> </text:span><text:span text:style-name="Code_20_Char"><text:span text:style-name="T12">array of strings</text:span></text:span><text:span text:style-name="T3"> as parameter. </text:span><text:span text:style-name="T4">Print</text:span><text:span text:style-name="T3"> the list of cards as </text:span><text:span text:style-name="Code_20_Char"><text:span text:style-name="T12">string</text:span></text:span><text:span text:style-name="T3">, </text:span><text:span text:style-name="T4">separated by space</text:span><text:span text:style-name="T3">.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2"><text:span text:style-name="T2">deckOfCards.js</text:span></text:p>
          </table:table-cell>
        </table:table-row>
        <table:table-row table:style-name="Таблица3.2">
          <table:table-cell table:style-name="Таблица3.A2" office:value-type="string">
            <text:p text:style-name="P13"><text:span text:style-name="T2">function printDeckOfCards(cards) {</text:span></text:p>
            <text:p text:style-name="P13"><text:span text:style-name="T7"><text:s text:c="2"/></text:span><text:span text:style-name="T2">function createCard {</text:span></text:p>
            <text:p text:style-name="P13"><text:span text:style-name="T7"><text:s text:c="5"/></text:span><text:span text:style-name="T15">// Use the solution from the previous task </text:span></text:p>
            <text:p text:style-name="P13"><text:span text:style-name="T7"><text:s text:c="2"/></text:span><text:span text:style-name="T2">}</text:span></text:p>
            <text:p text:style-name="P13"><text:span text:style-name="T7"><text:s text:c="4"/></text:span><text:span text:style-name="T15">// TODO</text:span></text:p>
            <text:p text:style-name="P13"><text:span text:style-name="T2">}</text:span></text:p>
          </table:table-cell>
        </table:table-row>
      </table:table>
      <text:h text:style-name="Heading_20_3" text:outline-level="3">Examples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2"><text:span text:style-name="T2">Sample Input</text:span></text:p>
          </table:table-cell>
          <table:table-cell table:style-name="Таблица4.A1" office:value-type="string">
            <text:p text:style-name="P12"><text:span text:style-name="T2">Sample Output</text:span></text:p>
          </table:table-cell>
        </table:table-row>
        <table:table-row table:style-name="Таблица4.2">
          <table:table-cell table:style-name="Таблица4.A2" office:value-type="string">
            <text:p text:style-name="P13"><text:span text:style-name="T2">['AS', '10D', 'KH', '2C']</text:span></text:p>
          </table:table-cell>
          <table:table-cell table:style-name="Таблица4.B2" office:value-type="string">
            <text:p text:style-name="P13"><text:span text:style-name="T2">A♠ 10♦ K♥ 2♣</text:span></text:p>
          </table:table-cell>
        </table:table-row>
        <table:table-row table:style-name="Таблица4.2">
          <table:table-cell table:style-name="Таблица4.A3" office:value-type="string">
            <text:p text:style-name="P13"><text:span text:style-name="T2">['5S', '3D', 'QD', '1C']</text:span></text:p>
          </table:table-cell>
          <table:table-cell table:style-name="Таблица4.B3" office:value-type="string">
            <text:p text:style-name="P13"><text:span text:style-name="T2">Invalid card: 1C</text:span></text:p>
          </table:table-cell>
        </table:table-row>
      </table:table>
      <text:h text:style-name="Heading_20_1" text:outline-level="1">Unit Testing</text:h>
      <text:p text:style-name="Standard"><text:span text:style-name="T2">You are required to </text:span><text:span text:style-name="T5">submit only </text:span><text:span text:style-name="T4">the </text:span><text:span text:style-name="Code_20_Char"><text:span text:style-name="T12">unit tests</text:span></text:span><text:span text:style-name="T2"> for the </text:span><text:span text:style-name="Code_20_Char"><text:span text:style-name="T12">object</text:span></text:span><text:span text:style-name="T5">/</text:span><text:span text:style-name="Code_20_Char"><text:span text:style-name="T12">function</text:span></text:span><text:span text:style-name="T2"> you are testing. </text:span></text:p>
      <text:list xml:id="list132932960521612" text:continue-numbering="true" text:style-name="WWNum46">
        <text:list-item>
          <text:h text:style-name="P14" text:outline-level="1">Sum of Numbers</text:h>
        </text:list-item>
      </text:list>
      <text:p text:style-name="Standard"><text:span text:style-name="T2">Write tests to check the functionality of the following code:</text:span></text:p>
      <table:table table:name="Таблица5" table:style-name="Таблица5">
        <table:table-column table:style-name="Таблица5.A"/>
        <text:soft-page-break/>
        <table:table-row table:style-name="Таблица5.1">
          <table:table-cell table:style-name="Таблица5.A1" office:value-type="string">
            <text:p text:style-name="P12"><text:span text:style-name="T2">sumNumbers.js</text:span></text:p>
          </table:table-cell>
        </table:table-row>
        <table:table-row table:style-name="Таблица5.1">
          <table:table-cell table:style-name="Таблица5.A2" office:value-type="string">
            <text:p text:style-name="P2"><text:span text:style-name="T19">function </text:span><text:span text:style-name="T20">sum</text:span><text:span text:style-name="T21">(arr) {</text:span><text:span text:style-name="T22"><text:line-break/> <text:s text:c="3"/></text:span><text:span text:style-name="T19">let </text:span><text:span text:style-name="T25">sum </text:span><text:span text:style-name="T21">= </text:span><text:span text:style-name="T26">0</text:span><text:span text:style-name="T21">;</text:span><text:span text:style-name="T22"><text:line-break/> <text:s text:c="3"/></text:span><text:span text:style-name="T19">for </text:span><text:span text:style-name="T21">(num </text:span><text:span text:style-name="T19">of </text:span><text:span text:style-name="T21">arr)</text:span><text:span text:style-name="T22"><text:line-break/> <text:s text:c="7"/></text:span><text:span text:style-name="T25">sum </text:span><text:span text:style-name="T21">+= Number(num);</text:span><text:span text:style-name="T22"><text:line-break/> <text:s text:c="3"/></text:span><text:span text:style-name="T19">return </text:span><text:span text:style-name="T21">sum;</text:span><text:span text:style-name="T22"><text:line-break/></text:span><text:span text:style-name="T21">}</text:span></text:p>
          </table:table-cell>
        </table:table-row>
      </table:table>
      <text:p text:style-name="Standard"><text:span text:style-name="T3">Your tests will be supplied with a function named </text:span><text:span text:style-name="Code_20_Char"><text:span text:style-name="T12">'</text:span></text:span><text:span text:style-name="Code_20_Char"><text:span text:style-name="T2">sum()</text:span></text:span><text:span text:style-name="Code_20_Char"><text:span text:style-name="T12">'</text:span></text:span><text:span text:style-name="T3">. It should meet the following requirements:</text:span></text:p>
      <text:list xml:id="list3569498471" text:style-name="WWNum40">
        <text:list-item>
          <text:p text:style-name="P7"><text:span text:style-name="T3">Take an </text:span><text:span text:style-name="Code_20_Char"><text:span text:style-name="T2">array of numbers</text:span></text:span><text:span text:style-name="T3"> as argument</text:span></text:p>
        </text:list-item>
        <text:list-item>
          <text:p text:style-name="P7"><text:span text:style-name="Code_20_Char"><text:span text:style-name="T12">Return</text:span></text:span><text:span text:style-name="T3"> the </text:span><text:span text:style-name="Strong"><text:span text:style-name="T3">sum</text:span></text:span><text:span text:style-name="T3"> of the values of </text:span><text:span text:style-name="T4">all elements</text:span><text:span text:style-name="T3"> inside the array</text:span></text:p>
        </text:list-item>
      </text:list>
      <text:list xml:id="list132933935346480" text:continue-list="list132932960521612" text:style-name="WWNum46">
        <text:list-item>
          <text:h text:style-name="P14" text:outline-level="1">Check for Symmetry</text:h>
        </text:list-item>
      </text:list>
      <text:p text:style-name="Standard"><text:span text:style-name="T2">Write tests to check the functionality of the following code: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2"><text:span text:style-name="T2">checkForSymmetry.js</text:span></text:p>
          </table:table-cell>
        </table:table-row>
        <table:table-row table:style-name="Таблица6.1">
          <table:table-cell table:style-name="Таблица6.A2" office:value-type="string">
            <text:p text:style-name="P2"><text:span text:style-name="T19">function </text:span><text:span text:style-name="T20">isSymmetric</text:span><text:span text:style-name="T21">(arr) {</text:span><text:span text:style-name="T22"><text:line-break/> <text:s text:c="3"/></text:span><text:span text:style-name="T19">if </text:span><text:span text:style-name="T21">(!Array.</text:span><text:span text:style-name="T27">isArray</text:span><text:span text:style-name="T21">(arr))</text:span><text:span text:style-name="T22"><text:line-break/> <text:s text:c="7"/></text:span><text:span text:style-name="T19">return false</text:span><text:span text:style-name="T21">; </text:span><text:span text:style-name="T16">// Non-arrays are non-symmetric</text:span><text:span text:style-name="T17"><text:line-break/></text:span><text:span text:style-name="T28"> <text:s text:c="3"/></text:span><text:span text:style-name="T19">let </text:span><text:span text:style-name="T25">reversed </text:span><text:span text:style-name="T21">= arr.</text:span><text:span text:style-name="T27">slice</text:span><text:span text:style-name="T21">(</text:span><text:span text:style-name="T26">0</text:span><text:span text:style-name="T21">).</text:span><text:span text:style-name="T27">reverse</text:span><text:span text:style-name="T21">(); </text:span><text:span text:style-name="T16">// Clone and reverse</text:span><text:span text:style-name="T28"><text:line-break/> <text:s text:c="3"/></text:span><text:span text:style-name="T19">let </text:span><text:span text:style-name="T25">equal </text:span><text:span text:style-name="T21">= (</text:span><text:span text:style-name="T25">JSON</text:span><text:span text:style-name="T21">.</text:span><text:span text:style-name="T27">stringify</text:span><text:span text:style-name="T21">(arr) == </text:span><text:span text:style-name="T25">JSON</text:span><text:span text:style-name="T21">.</text:span><text:span text:style-name="T27">stringify</text:span><text:span text:style-name="T21">(</text:span><text:span text:style-name="T25">reversed</text:span><text:span text:style-name="T21">));</text:span><text:span text:style-name="T22"><text:line-break/> <text:s text:c="3"/></text:span><text:span text:style-name="T19">return </text:span><text:span text:style-name="T21">equal;</text:span></text:p>
            <text:p text:style-name="P2"><text:span text:style-name="T21">}</text:span></text:p>
          </table:table-cell>
        </table:table-row>
      </table:table>
      <text:p text:style-name="Standard"><text:span text:style-name="T3">Your tests will be supplied with a function named </text:span><text:span text:style-name="Code_20_Char"><text:span text:style-name="T12">'</text:span></text:span><text:span text:style-name="Code_20_Char"><text:span text:style-name="T2">isSymmetric()</text:span></text:span><text:span text:style-name="Code_20_Char"><text:span text:style-name="T12">'</text:span></text:span><text:span text:style-name="T3">. It should meet the following requirements:</text:span></text:p>
      <text:list xml:id="list132933441670200" text:continue-list="list3569498471" text:style-name="WWNum40">
        <text:list-item>
          <text:p text:style-name="P7"><text:span text:style-name="T3">Take an </text:span><text:span text:style-name="Code_20_Char"><text:span text:style-name="T12">array</text:span></text:span><text:span text:style-name="T3"> as argument</text:span></text:p>
        </text:list-item>
        <text:list-item>
          <text:p text:style-name="P7"><text:span text:style-name="Code_20_Char"><text:span text:style-name="T12">Return false</text:span></text:span><text:span text:style-name="T3"> for any input that isn’t of the </text:span><text:span text:style-name="Code_20_Char"><text:span text:style-name="T12">correct type</text:span></text:span></text:p>
        </text:list-item>
        <text:list-item>
          <text:p text:style-name="P7"><text:span text:style-name="Code_20_Char"><text:span text:style-name="T12">Return true</text:span></text:span><text:span text:style-name="T3"> if the input array is </text:span><text:span text:style-name="Strong"><text:span text:style-name="T3">symmetric</text:span></text:span></text:p>
        </text:list-item>
        <text:list-item>
          <text:p text:style-name="P7"><text:span text:style-name="T3">Otherwise, </text:span><text:span text:style-name="Code_20_Char"><text:span text:style-name="T12">return false</text:span></text:span></text:p>
        </text:list-item>
      </text:list>
      <text:list xml:id="list132934146933583" text:continue-list="list132933935346480" text:style-name="WWNum46">
        <text:list-item>
          <text:h text:style-name="P14" text:outline-level="1">RGB to Hex</text:h>
        </text:list-item>
      </text:list>
      <text:p text:style-name="Standard"><text:span text:style-name="T2">Write tests to check the functionality of the following code: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2"><text:span text:style-name="T2">rgb-to-hex.js</text:span></text:p>
          </table:table-cell>
        </table:table-row>
        <table:table-row table:style-name="Таблица7.1">
          <table:table-cell table:style-name="Таблица7.A2" office:value-type="string">
            <text:p text:style-name="P3"><text:span text:style-name="T19">function </text:span><text:span text:style-name="T20">rgbToHexColor</text:span><text:span text:style-name="T21">(red, green, blue) {</text:span><text:span text:style-name="T22"><text:line-break/> <text:s text:c="3"/></text:span><text:span text:style-name="T19">if </text:span><text:span text:style-name="T21">(!Number.</text:span><text:span text:style-name="T27">isInteger</text:span><text:span text:style-name="T21">(red) || (red &lt; </text:span><text:span text:style-name="T26">0</text:span><text:span text:style-name="T21">) || (red &gt; </text:span><text:span text:style-name="T26">255</text:span><text:span text:style-name="T21">))</text:span><text:span text:style-name="T22"><text:line-break/> <text:s text:c="7"/></text:span><text:span text:style-name="T19">return </text:span><text:span text:style-name="T21">undefined; </text:span><text:span text:style-name="T16">// Red value is invalid</text:span><text:span text:style-name="T18"><text:line-break/></text:span><text:span text:style-name="T28"> <text:s text:c="3"/></text:span><text:span text:style-name="T19">if </text:span><text:span text:style-name="T21">(!Number.</text:span><text:span text:style-name="T27">isInteger</text:span><text:span text:style-name="T21">(green) || (green &lt; </text:span><text:span text:style-name="T26">0</text:span><text:span text:style-name="T21">) || (green &gt; </text:span><text:span text:style-name="T26">255</text:span><text:span text:style-name="T21">))</text:span><text:span text:style-name="T22"><text:line-break/> <text:s text:c="7"/></text:span><text:span text:style-name="T19">return </text:span><text:span text:style-name="T21">undefined; </text:span><text:span text:style-name="T16">// Green value is invalid</text:span><text:span text:style-name="T28"><text:line-break/> <text:s text:c="3"/></text:span><text:span text:style-name="T19">if </text:span><text:span text:style-name="T21">(!Number.</text:span><text:span text:style-name="T27">isInteger</text:span><text:span text:style-name="T21">(blue) || (blue &lt; </text:span><text:span text:style-name="T26">0</text:span><text:span text:style-name="T21">) || (blue &gt; </text:span><text:span text:style-name="T26">255</text:span><text:span text:style-name="T21">))</text:span><text:span text:style-name="T22"><text:line-break/> <text:s text:c="7"/></text:span><text:span text:style-name="T19">return </text:span><text:span text:style-name="T21">undefined; </text:span><text:span text:style-name="T16">// Blue value is invalid</text:span><text:span text:style-name="T28"><text:line-break/> <text:s text:c="3"/></text:span><text:span text:style-name="T19">return </text:span><text:span text:style-name="T29">"#" </text:span><text:span text:style-name="T21">+</text:span><text:span text:style-name="T22"><text:line-break/> <text:s text:c="7"/></text:span><text:span text:style-name="T21">(</text:span><text:span text:style-name="T29">"0" </text:span><text:span text:style-name="T21">+ red.toString(</text:span><text:span text:style-name="T26">16</text:span><text:span text:style-name="T21">).toUpperCase()).slice(-</text:span><text:span text:style-name="T26">2</text:span><text:span text:style-name="T21">) +</text:span><text:span text:style-name="T22"><text:line-break/> <text:s text:c="7"/></text:span><text:span text:style-name="T21">(</text:span><text:span text:style-name="T29">"0" </text:span><text:span text:style-name="T21">+ green.toString(</text:span><text:span text:style-name="T26">16</text:span><text:span text:style-name="T21">).toUpperCase()).slice(-</text:span><text:span text:style-name="T26">2</text:span><text:span text:style-name="T21">) +</text:span><text:span text:style-name="T22"><text:line-break/> <text:s text:c="7"/></text:span><text:span text:style-name="T21">(</text:span><text:span text:style-name="T29">"0" </text:span><text:span text:style-name="T21">+ blue.toString(</text:span><text:span text:style-name="T26">16</text:span><text:span text:style-name="T21">).toUpperCase()).slice(-</text:span><text:span text:style-name="T26">2</text:span><text:span text:style-name="T21">);</text:span><text:span text:style-name="T22"><text:line-break/></text:span><text:span text:style-name="T21">}</text:span></text:p>
          </table:table-cell>
        </table:table-row>
      </table:table>
      <text:p text:style-name="Standard"><text:soft-page-break/><text:span text:style-name="T3">Your tests will be supplied with a function named </text:span><text:span text:style-name="Code_20_Char"><text:span text:style-name="T12">'</text:span></text:span><text:span text:style-name="Code_20_Char"><text:span text:style-name="T2">rgbToHexColor()</text:span></text:span><text:span text:style-name="Code_20_Char"><text:span text:style-name="T12">'</text:span></text:span><text:span text:style-name="T3">, which takes </text:span><text:span text:style-name="T23">three arguments</text:span><text:span text:style-name="T3">. It should meet the following requirements:</text:span></text:p>
      <text:list xml:id="list1072098109" text:style-name="WWNum41">
        <text:list-item>
          <text:p text:style-name="P8"><text:span text:style-name="T3">Take three </text:span><text:span text:style-name="Code_20_Char"><text:span text:style-name="T12">integer</text:span></text:span><text:span text:style-name="Code_20_Char"><text:span text:style-name="T2"> </text:span></text:span><text:span text:style-name="Code_20_Char"><text:span text:style-name="T12">numbers</text:span></text:span><text:span text:style-name="T3">, representing the red, green and blue values of an RGB color, each </text:span><text:span text:style-name="Code_20_Char"><text:span text:style-name="T12">within range [0…255]</text:span></text:span></text:p>
        </text:list-item>
        <text:list-item>
          <text:p text:style-name="P8"><text:span text:style-name="Code_20_Char"><text:span text:style-name="T12">Return </text:span></text:span><text:span text:style-name="T3">the same color in hexadecimal format as a </text:span><text:span text:style-name="Code_20_Char"><text:span text:style-name="T12">string</text:span></text:span><text:span text:style-name="T3"> (e.g. '#FF9EAA')</text:span></text:p>
        </text:list-item>
        <text:list-item>
          <text:p text:style-name="P8"><text:span text:style-name="Code_20_Char"><text:span text:style-name="T12">Return undefined</text:span></text:span><text:span text:style-name="T3"> if </text:span><text:span text:style-name="Strong"><text:span text:style-name="T3">any</text:span></text:span><text:span text:style-name="T3"> of the input parameters are of </text:span><text:span text:style-name="Code_20_Char"><text:span text:style-name="T12">invalid type</text:span></text:span><text:span text:style-name="T3"> or </text:span><text:span text:style-name="T4">not</text:span><text:span text:style-name="T3"> in the </text:span><text:span text:style-name="T4">expected </text:span><text:span text:style-name="Strong"><text:span text:style-name="T3">range</text:span></text:span></text:p>
        </text:list-item>
      </text:list>
      <text:list xml:id="list132934392273593" text:continue-list="list132934146933583" text:style-name="WWNum46">
        <text:list-item>
          <text:h text:style-name="P14" text:outline-level="1">Add / Subtract</text:h>
        </text:list-item>
      </text:list>
      <text:p text:style-name="Standard"><text:span text:style-name="T2">Write tests to check the functionality of the following code: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12"><text:span text:style-name="T2">addSubtract.js</text:span></text:p>
          </table:table-cell>
        </table:table-row>
        <table:table-row table:style-name="Таблица8.1">
          <table:table-cell table:style-name="Таблица8.A2" office:value-type="string">
            <text:p text:style-name="P2"><text:span text:style-name="T19">function </text:span><text:span text:style-name="T20">createCalculator</text:span><text:span text:style-name="T21">() {</text:span><text:span text:style-name="T22"><text:line-break/> <text:s text:c="3"/></text:span><text:span text:style-name="T19">let </text:span><text:span text:style-name="T25">value </text:span><text:span text:style-name="T21">= </text:span><text:span text:style-name="T26">0</text:span><text:span text:style-name="T21">;</text:span><text:span text:style-name="T22"><text:line-break/> <text:s text:c="3"/></text:span><text:span text:style-name="T19">return </text:span><text:span text:style-name="T21">{</text:span><text:span text:style-name="T22"><text:line-break/> <text:s text:c="7"/></text:span><text:span text:style-name="T27">add</text:span><text:span text:style-name="T21">: </text:span><text:span text:style-name="T19">function</text:span><text:span text:style-name="T21">(num) { </text:span><text:span text:style-name="T25">value </text:span><text:span text:style-name="T21">+= Number(num); },</text:span><text:span text:style-name="T22"><text:line-break/> <text:s text:c="7"/></text:span><text:span text:style-name="T27">subtract</text:span><text:span text:style-name="T21">: </text:span><text:span text:style-name="T19">function</text:span><text:span text:style-name="T21">(num) { </text:span><text:span text:style-name="T25">value </text:span><text:span text:style-name="T21">-= Number(num); },</text:span><text:span text:style-name="T22"><text:line-break/> <text:s text:c="7"/></text:span><text:span text:style-name="T27">get</text:span><text:span text:style-name="T21">: </text:span><text:span text:style-name="T19">function</text:span><text:span text:style-name="T21">() { </text:span><text:span text:style-name="T19">return </text:span><text:span text:style-name="T25">value</text:span><text:span text:style-name="T21">; }</text:span><text:span text:style-name="T22"><text:line-break/> <text:s text:c="3"/></text:span><text:span text:style-name="T21">}</text:span><text:span text:style-name="T22"><text:line-break/></text:span><text:span text:style-name="T21">}</text:span></text:p>
          </table:table-cell>
        </table:table-row>
      </table:table>
      <text:p text:style-name="Standard"><text:span text:style-name="T3">Your tests will be supplied with a function named </text:span><text:span text:style-name="Code_20_Char"><text:span text:style-name="T12">'</text:span></text:span><text:span text:style-name="Code_20_Char"><text:span text:style-name="T2">createCalculator()</text:span></text:span><text:span text:style-name="Code_20_Char"><text:span text:style-name="T12">'</text:span></text:span><text:span text:style-name="T3">. It should meet the following requirements:</text:span></text:p>
      <text:list xml:id="list2968379705" text:style-name="WWNum42">
        <text:list-item>
          <text:p text:style-name="P9"><text:span text:style-name="Code_20_Char"><text:span text:style-name="T12">Return</text:span></text:span><text:span text:style-name="Code_20_Char"><text:span text:style-name="T13"> </text:span></text:span><text:span text:style-name="Code_20_Char"><text:span text:style-name="T12">a</text:span></text:span><text:span text:style-name="Code_20_Char"><text:span text:style-name="T13"> </text:span></text:span><text:span text:style-name="Code_20_Char"><text:span text:style-name="T12">module</text:span></text:span><text:span text:style-name="T3"> (</text:span><text:span text:style-name="Code_20_Char"><text:span text:style-name="T12">object</text:span></text:span><text:span text:style-name="T3">), containing the functions </text:span><text:span text:style-name="Code_20_Char"><text:span text:style-name="T2">add()</text:span></text:span><text:span text:style-name="T3">, </text:span><text:span text:style-name="Code_20_Char"><text:span text:style-name="T2">subtract()</text:span></text:span><text:span text:style-name="T3"> and </text:span><text:span text:style-name="Code_20_Char"><text:span text:style-name="T2">get()</text:span></text:span><text:span text:style-name="T3"> as </text:span><text:span text:style-name="Code_20_Char"><text:span text:style-name="T2">properties</text:span></text:span></text:p>
        </text:list-item>
        <text:list-item>
          <text:p text:style-name="P9"><text:span text:style-name="T3">Keep an </text:span><text:span text:style-name="Strong"><text:span text:style-name="T3">internal sum</text:span></text:span><text:span text:style-name="T3"> which </text:span><text:span text:style-name="Strong"><text:span text:style-name="T3">can’t be modified</text:span></text:span><text:span text:style-name="T3"> from the outside</text:span></text:p>
        </text:list-item>
        <text:list-item>
          <text:p text:style-name="P9"><text:span text:style-name="T3">The functions </text:span><text:span text:style-name="Code_20_Char"><text:span text:style-name="T2">add()</text:span></text:span><text:span text:style-name="T3"> and </text:span><text:span text:style-name="Code_20_Char"><text:span text:style-name="T2">subtract()</text:span></text:span><text:span text:style-name="T3"> take a parameter that can be </text:span><text:span text:style-name="T23">parsed as a number</text:span><text:span text:style-name="T24"> </text:span><text:span text:style-name="T3">(either a number or a string containing a number) that is added or subtracted from the </text:span><text:span text:style-name="Strong"><text:span text:style-name="T3">internal sum</text:span></text:span></text:p>
        </text:list-item>
        <text:list-item>
          <text:p text:style-name="P9"><text:span text:style-name="T3">The function </text:span><text:span text:style-name="Code_20_Char"><text:span text:style-name="T2">get() </text:span></text:span><text:span text:style-name="Code_20_Char"><text:span text:style-name="T12">returns</text:span></text:span><text:span text:style-name="T3"> the value of the </text:span><text:span text:style-name="Strong"><text:span text:style-name="T3">internal sum</text:span>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2pt" style:font-size-asian="12pt" style:font-size-complex="12pt"/>
    </style:style>
    <style:style style:name="ListLabel_20_85" style:display-name="ListLabel 85" style:family="text">
      <style:text-properties fo:color="#0882de" fo:font-size="8.5pt" style:font-size-asian="8.5pt" style:font-size-complex="8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11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ListLabel_20_85" text:visited-style-name="ListLabel_20_85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31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35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39"><draw:image xlink:href="Pictures/1000020000000094000000940444C3C9D205423F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43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47"><draw:image xlink:href="Pictures/100002000000009400000094885D4295E8021B8C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51"><draw:image xlink:href="Pictures/100002000000009400000094183D941B7D80F4B0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55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59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63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" draw:name="Straight Connector 19" draw:style-name="Mgr3" draw:text-style-name="MP6" svg:x1="-0.002cm" svg:y1="0.183cm" svg:x2="18.371cm" svg:y2="0.185cm"><text:p/></draw:line><draw:custom-shape text:anchor-type="paragraph" draw:z-index="15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4</text:page-number></text:span><text:span text:style-name="MT4"><text:s/>of </text:span><text:span text:style-name="MT4"><text:page-count>4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19"><draw:image xlink:href="Pictures/10000200000002F4000001063CDF15509538B8F8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Unit Testing with Mocha - Lab</dc:title>
    <dc:subject>JavaScript Programming Course @ SoftUni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Acer</dc:creator>
    <meta:editing-cycles>8</meta:editing-cycles>
    <meta:print-date>2015-10-26T22:35:00</meta:print-date>
    <meta:creation-date>2019-11-12T12:29:00</meta:creation-date>
    <dc:date>2021-01-08T13:40:00</dc:date>
    <meta:editing-duration>PT5M</meta:editing-duration>
    <meta:generator>LibreOffice/6.1.3.2$Windows_X86_64 LibreOffice_project/86daf60bf00efa86ad547e59e09d6bb77c699acb</meta:generator>
    <meta:document-statistic meta:table-count="8" meta:image-count="10" meta:object-count="0" meta:page-count="4" meta:paragraph-count="103" meta:word-count="969" meta:character-count="5764" meta:non-whitespace-character-count="4736"/>
    <meta:user-defined meta:name="AppVersion">15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" xlink:href=""/>
  </office:meta>
</office:document-meta>
</file>